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0000ff" style:font-name="Arial1" fo:font-size="12pt" officeooo:rsid="001ea61a" officeooo:paragraph-rsid="001ea61a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Arial1" fo:font-size="12pt" fo:font-weight="bold" style:font-size-asian="12pt" style:font-weight-asian="bold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1" fo:font-size="12pt" officeooo:rsid="001ea61a" officeooo:paragraph-rsid="001ea61a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">ENTITAT BANCÀRIA </text:p>
      <text:p text:style-name="P1">Dissenyar el model E-R.</text:p>
      <text:p text:style-name="P3"/>
      <text:p text:style-name="P3">Es tracta dissenyar una base de dades per gestionar el personal d'un BANC que té implantada moltes oficines per tot el país.</text:p>
      <text:p text:style-name="P3"/>
      <text:p text:style-name="P3">Els empleats estan identificats per un codi d'empleat i interessa saber el nom, cognoms, direcció, telèfon, data de naixement, etc. A més, és important conèixer la seva ciutat de residència, així com saber en quines ciutats estan ubicades les diferents oficines del banc. </text:p>
      <text:p text:style-name="P3"/>
      <text:p text:style-name="P3">Aquestes oficines estan identificades per un codi numèric de quatre xifres. Un empleat en un moment donat treballa en una oficina però pot ser traslladat a una altra, fins i tot pot tornar a treballar en una oficina on ja havia treballat anteriorment. Interessa conèixer l'historial de cada empleat que han treballat en diferents oficines.</text:p>
      <text:p text:style-name="P3"/>
      <text:p text:style-name="P3">Els empleats poden tenir titulacions acadèmiques, i es vol tenir constància d'aquest fet, concretament de l'any i del centre acadèmic que els ha concedit la(es) titulació(ns). </text:p>
      <text:p text:style-name="P3"/>
      <text:p text:style-name="P3">Els empleats tenen una determinada categoria laboral (auxiliar, oficial 2n, oficial 1r, ...). Es desitja conèixer les diferents categories que han arribat a cada empleat.</text:p>
      <text:p text:style-name="P3"/>
      <text:p text:style-name="P3">Segons el conveni de l'empresa a cada categoria li correspon un determinat sou base, un preu d'hores extres i un coeficient de seguretat social.</text:p>
      <text:p text:style-name="P3"/>
      <text:p text:style-name="P3">Alguns empleats estan afiliats a una (sola) central sindical. S'ha d'arribar al pacte de descomptar en la nòmina mensualment la quota sindical per als afiliats a cada central. Aquesta quota és única per a tots els afiliats a una determinada Central.</text:p>
      <text:p text:style-name="P3"/>
      <text:p text:style-name="P3">Els empleats gaudeixen del dret d'excedència (amb un període de temps determinat), que</text:p>
      <text:p text:style-name="P3">pot ser exercit en diverses ocasions durant la seva vida laboral i per diverses causes.</text:p>
      <text:p text:style-name="P3"/>
      <text:p text:style-name="P3">També gaudeixen de la possibilitat de demanar diferents tipus preestablerts de préstecs (per exemple, per matrimoni,per adquisició d'un habitatge, per estudis, etc.), que poden ser o no concedits. En principi no hi ha cap limitació a demanar diferents tipus de préstecs, fins i tot al mateix temps. Es desitja tenir constància de si aquests préstecs s'han concedit o no.</text:p>
      <text:p text:style-name="P3">Cada préstec té establert un seguit de condicions de les quals ens interessa el tipus d'interès i el període de vigència del préstec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1T19:15:32.464000000</meta:creation-date>
    <dc:date>2016-09-21T20:50:31.774000000</dc:date>
    <meta:editing-duration>PT22M2S</meta:editing-duration>
    <meta:editing-cycles>2</meta:editing-cycles>
    <meta:generator>LibreOffice/4.4.4.3$Windows_x86 LibreOffice_project/2c39ebcf046445232b798108aa8a7e7d89552ea8</meta:generator>
    <meta:document-statistic meta:table-count="0" meta:image-count="0" meta:object-count="0" meta:page-count="1" meta:paragraph-count="13" meta:word-count="352" meta:character-count="2190" meta:non-whitespace-character-count="1848"/>
  </office:meta>
</office:document-meta>
</file>